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text:p>
      <text:p text:style-name="Standard"/>
      <text:p text:style-name="Standard">POINT_WHY: Children within a certain age group are not allowed to use headsets. Creating VR content requiring headsets would isolate them.</text:p>
      <text:p text:style-name="Standard"/>
      <text:p text:style-name="Standard">POINT_SOLUTION: Creating content that doesn't require headset. But can use existing technology at their disposal.</text:p>
      <text:p text:style-name="Standard"/>
      <text:p text:style-name="Standard">PONIT_RESEARCH: <text:a xlink:type="simple" xlink:href="https://www.youtube.com/watch?v=nkBZlx4Tkpc" text:style-name="Internet_20_link" text:visited-style-name="Visited_20_Internet_20_Link">https://www.youtube.com/watch?v=nkBZlx4Tkpc</text:a></text:p>
      <text:p text:style-name="Standard">Creating virtual reality training without using headset.</text:p>
      <text:p text:style-name="Standard"/>
      <text:p text:style-name="Standard">Mobile</text:p>
      <text:p text:style-name="Standard">Desktop</text:p>
      <text:p text:style-name="Standard"/>
      <text:p text:style-name="Standard">Scalability across location</text:p>
      <text:p text:style-name="Standard">and cost – direct reasons linked to my wanting to use headsetless technology.</text:p>
      <text:p text:style-name="Standard"/>
      <text:p text:style-name="Standard">Mobile VR experience: This could include phones or tablets. You can move around in the scene and interact by touching the screen</text:p>
      <text:p text:style-name="Standard"/>
      <text:p text:style-name="Standard">Limitations: <text:s/>Small screen size, less immerstiveness, Need to have a device that is compatible with the program.</text:p>
      <text:p text:style-name="Standard"/>
      <text:p text:style-name="Standard"/>
      <text:p text:style-name="Standard">Desktop VR experience: Not as immersive, limited functionality with mouse and keyboard, compatibility issues.</text:p>
      <text:p text:style-name="Standard"/>
      <text:p text:style-name="P1"/>
      <text:p text:style-name="Standard">UwVR Work:</text:p>
      <text:p text:style-name="Standard"/>
      <text:p text:style-name="Standard"/>
      <text:p text:style-name="Standard">Reviewing available resources there are a number of available ways to create VR for web.</text:p>
      <text:p text:style-name="Standard"/>
      <text:p text:style-name="Standard">I will focus on Unity and WebVR. Seeing as we were taught unity in class. </text:p>
      <text:p text:style-name="Standard"/>
      <text:p text:style-name="Standard">MAIN EXPERIMENT: Create an interactive 3D content for WebVr, that will have pop-up icons for more information and learning. Users should be able to rotate, zoom, and pan around the 3D model.</text:p>
      <text:p text:style-name="Standard"/>
      <text:p text:style-name="Standard">More advanced features include:</text:p>
      <text:list xml:id="list2269414854177398597" text:style-name="L1">
        <text:list-item>
          <text:p text:style-name="P2">Selecting certain aspects of the model</text:p>
        </text:list-item>
        <text:list-item>
          <text:p text:style-name="P2">isolating an aspect while hiding the rest and making that the centre of the frame.</text:p>
        </text:list-item>
        <text:list-item>
          <text:p text:style-name="P2">Dissassemble and reassemble the whole model. For better viewing purposes.</text:p>
        </text:list-item>
        <text:list-item>
          <text:p text:style-name="P2">Host it and test it both on the web and on mobile as well.</text:p>
        </text:list-item>
      </text:list>
      <text:p text:style-name="Standard"/>
      <text:p text:style-name="Standard"/>
      <text:p text:style-name="Standard"/>
      <text:p text:style-name="Standard">Research: To create web-based VR content I will need Webgl Build as part of my Unity engine.</text:p>
      <text:p text:style-name="Standard"/>
      <text:p text:style-name="Standard"/>
      <text:p text:style-name="Standard">Challenge: My version of Unity doesn't have the Add modules option from the unity hub interface.</text:p>
      <text:p text:style-name="Standard"/>
      <text:p text:style-name="Standard">I have to download the webgl package separately. Size of package for installation is too large for <text:s/><text:soft-page-break/>my HDD.</text:p>
      <text:p text:style-name="Standard"/>
      <text:p text:style-name="Standard">Reviewing the learning resource material, I have come to a conclusion that this wouldn't give me the result, the sort of outcome and interaction I am looking for.</text:p>
      <text:p text:style-name="Standard"/>
      <text:p text:style-name="Standard">TRYING SOMETHING ELSE.</text:p>
      <text:p text:style-name="Standard"/>
      <text:p text:style-name="Standard">After reviewing it's clear I don't know how to do. What I envisioned in my head is a 3D model floating in space and users being able to rotate around it, zoom in and out and then pan left and right. The model will be able to be split apart/isolated from each other, viewed and then put back together. </text:p>
      <text:p text:style-name="Standard"/>
      <text:p text:style-name="Standard">Webgl was creating a VR experience, which is defeating the purpose of a headset less experience I wanted to offer the users.</text:p>
      <text:p text:style-name="Standard"/>
      <text:p text:style-name="Standard"/>
      <text:p text:style-name="Standard">EXPERIMENT:</text:p>
      <text:p text:style-name="Standard"/>
      <text:p text:style-name="Standard">Verge3D gives me the closest and quickest solution to what I want to achieve within a short time. </text:p>
      <text:p text:style-name="Standard">First step was is installing the verge3D app. The installation integrates with your disired 3D software.</text:p>
      <text:p text:style-name="Standard"/>
      <text:p text:style-name="Standard">I downloaded the Blender variant and installed that. Activating it as an add-on for blender.</text:p>
      <text:p text:style-name="Standard"/>
      <text:p text:style-name="Standard">Afterwards, <text:span text:style-name="T1">started by deleting the initial cube and and light that came in the scene file.</text:span></text:p>
      <text:p text:style-name="Standard"><text:span text:style-name="T1"/></text:p>
      <text:list xml:id="list5184530710412773816" text:style-name="L2">
        <text:list-item>
          <text:p text:style-name="P3"><text:span text:style-name="T1">Create a block of a skeleton.</text:span></text:p>
          <text:p text:style-name="P3"><text:span text:style-name="T1">Note: This experiment is not about the modeling but about getting interractivity with the model, whatever it is in the scene, get information about it through annotations. Isolate an aspect of the model and view it in detail and then reassemble with the remaining mesh within the virtual space.</text:span></text:p>
        </text:list-item>
        <text:list-item>
          <text:p text:style-name="P3"><text:span text:style-name="T1">Save out my new blockout model but it didn't update the scene. Instead still showing the default cube that comes with the scene file.</text:span></text:p>
        </text:list-item>
        <text:list-item>
          <text:p text:style-name="P3"><text:span text:style-name="T1">Verge3D works with .glTf file format. So exported my Block-skeleton as a .gltf and tried to override the original .gltf file. It still didn't <text:s/>work. It only presented a blank webpage when tested.</text:span></text:p>
        </text:list-item>
        <text:list-item>
          <text:p text:style-name="P3"><text:span text:style-name="T1">Resolved it by rechecking my verge3D addon in blender and discovered it wasn't activated.</text:span></text:p>
        </text:list-item>
        <text:list-item>
          <text:p text:style-name="P3"><text:span text:style-name="T1">Activated it and saved the new setting.</text:span></text:p>
        </text:list-item>
        <text:list-item>
          <text:p text:style-name="P3"><text:span text:style-name="T1">Re-opened scene and tried exporting. Verge3D unique .gltf format was <text:s/>included to the list on the export menu.</text:span></text:p>
        </text:list-item>
        <text:list-item>
          <text:p text:style-name="P3"><text:span text:style-name="T1">Exported my mesh using that unique format. Tried to run test run the scene but ran into another issue. Scene tried to load but it didn't work. My download manager kept downloading a .bin file.</text:span></text:p>
        </text:list-item>
        <text:list-item>
          <text:p text:style-name="P3"><text:span text:style-name="T1">Tried dragging the bin file into the web browser but it kept on redownloading it that way.</text:span></text:p>
        </text:list-item>
        <text:list-item>
          <text:p text:style-name="P3"><text:span text:style-name="T1">Researched online and found someone who had similar issue. Verge3D usses the .bin file to run the 3D model on the webpage but my download manager kept catching the file instead of the download and upload run in the background.</text:span></text:p>
        </text:list-item>
        <text:list-item>
          <text:p text:style-name="P3"><text:span text:style-name="T1">I had to activate my download manager in my browser. And re-tried the test. It worked. </text:span></text:p>
        </text:list-item>
        <text:list-item>
          <text:p text:style-name="P3"><text:span text:style-name="T1">Loaded my block-skeleton nicely. Also navigation was included automatically but Verge3D.</text:span></text:p>
        </text:list-item>
        <text:list-item>
          <text:p text:style-name="P3"><text:span text:style-name="T1">See video link for test demo.</text:span></text:p>
        </text:list-item>
        <text:list-item>
          <text:p text:style-name="P4"><text:span text:style-name="T1">NEXT PHASE: work on highlighting each individual piece of the Block-skeleton. </text:span><text:soft-page-break/><text:span text:style-name="T1">(Mouse Over effects)</text:span></text:p>
        </text:list-item>
        <text:list-item>
          <text:p text:style-name="P4"><text:span text:style-name="T2">Verge3D create interactivity using a graphical tool called Verge3D Puzzle. It is a graphical coding based on logic.</text:span></text:p>
        </text:list-item>
        <text:list-item>
          <text:p text:style-name="P4"><text:span text:style-name="T2">Assigned a new material color to one aspect of the mesh to test it out first to make sure it would work in webgl. Saving alone doesn't work, You have to export the verge3D .gltf file everytime then test the export.</text:span></text:p>
        </text:list-item>
        <text:list-item>
          <text:p text:style-name="P4"><text:span text:style-name="T2">Create two simple textures in Photoshop. Two basic colors. White and blue. </text:span></text:p>
        </text:list-item>
        <text:list-item>
          <text:p text:style-name="P4"><text:span text:style-name="T2">My logic is 3D object has a default White texture, then it switches to Blue when hovered on and then swaps back to white when mouse is hovered out.</text:span></text:p>
        </text:list-item>
        <text:list-item>
          <text:p text:style-name="P4"><text:span text:style-name="T2">Created material in blender called Main_Color and assigned it to the Torso. I renamed all the different parts of the block-skeleton.</text:span></text:p>
        </text:list-item>
        <text:list-item>
          <text:p text:style-name="P4"><text:span text:style-name="T2">The white texture is the default textured assigned to the material. Mat_Color_White.</text:span></text:p>
        </text:list-item>
        <text:list-item>
          <text:p text:style-name="P4"><text:span text:style-name="T2">Back in the logic window of verge3D, I created a </text:span><text:span text:style-name="T1">'when hovered'</text:span><text:span text:style-name="T2"> logic. To replace the texture in Main_Color material with Mat_Color_Blue.jpg. The second part of the logic was to swap the color back. </text:span></text:p>
        </text:list-item>
        <text:list-item>
          <text:p text:style-name="P4"><text:span text:style-name="T2">I couldn't find a revert logic node. So I included a replace texture logic node that would take the original white texture and assigned it back to material and then swap it with the white texture. Logically this didn't make sense <text:s/>but it seemed to work for what I wanted to achieve.</text:span></text:p>
        </text:list-item>
        <text:list-item>
          <text:p text:style-name="P4"><text:span text:style-name="T2">See video for demonstration.</text:span></text:p>
        </text:list-item>
        <text:list-item>
          <text:p text:style-name="P4"><text:span text:style-name="T2">I tried replicating the same process for the skull but it didn't work because I hadn't assigned the material to the Skull mesh. </text:span></text:p>
        </text:list-item>
        <text:list-item>
          <text:p text:style-name="P4"><text:span text:style-name="T2">I did and treid to test by reloading my scene but lost all my progress because I didn't save the logic. Note: Always remember to save progress. Plus if I had used github for versioning I wouldn't have had this experience. </text:span></text:p>
        </text:list-item>
        <text:list-item>
          <text:p text:style-name="P4"><text:span text:style-name="T2">I duplicated and tried the logic on the skull mesh. But it didn't quite work the way I wanted it to.</text:span></text:p>
        </text:list-item>
        <text:list-item>
          <text:p text:style-name="P4"><text:span text:style-name="T2">When I hovered over the skull it would change the color but it also did that for the torso as well. </text:span></text:p>
        </text:list-item>
        <text:list-item>
          <text:p text:style-name="P4"><text:span text:style-name="T2">The same thing happened when I tested the torso as well. </text:span></text:p>
        </text:list-item>
        <text:list-item>
          <text:p text:style-name="P4"><text:span text:style-name="T2">See video for demon.</text:span></text:p>
        </text:list-item>
        <text:list-item>
          <text:p text:style-name="P4"><text:span text:style-name="T2">I noticed that this happened because both mesh shared the sane material. So when the 'when hovred' logic was called it would affect both objects because they share the same material. I have to find a way to make the action happen independent of each item in the sce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8M58S</meta:editing-duration>
    <meta:editing-cycles>21</meta:editing-cycles>
    <meta:generator>OpenOffice/4.1.13$Win32 OpenOffice.org_project/4113m1$Build-9810</meta:generator>
    <dc:date>2023-03-18T18:48:38.41</dc:date>
    <dc:creator>Tughu Aiyewa</dc:creator>
    <meta:document-statistic meta:table-count="0" meta:image-count="0" meta:object-count="0" meta:page-count="3" meta:paragraph-count="63" meta:word-count="1177" meta:character-count="6689"/>
    <meta:user-defined meta:name="Info 1"/>
    <meta:user-defined meta:name="Info 2"/>
    <meta:user-defined meta:name="Info 3"/>
    <meta:user-defined meta:name="Info 4"/>
  </office:meta>
</office:document-meta>
</file>